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Our goal is to make sequence data rapidly and broadly available to the scientific community as a community resource. It is our intention to publish the work of this project in a timely fashion, and we welcome collaborative interaction on the project and analyses.</text:p>
      <text:p text:style-name="Text_20_body">However, considerable investment was made in generating these data and we ask that you respect rights of first publication and acknowledgment as outlined in the Toronto agreement [Toronto International Data Release Workshop Authors. <text:a xlink:type="simple" xlink:href="http://www.nature.com/nature/journal/v461/n7261/full/461168a.html"><text:span text:style-name="Emphasis">Prepublication data sharing</text:span></text:a>. Nature. 2009 Sep 10;461(7261):168-70]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09:15:18.620000000</meta:creation-date>
    <dc:date>2014-01-27T09:15:33.419000000</dc:date>
    <meta:editing-duration>P0D</meta:editing-duration>
    <meta:editing-cycles>1</meta:editing-cycles>
    <meta:document-statistic meta:table-count="0" meta:image-count="0" meta:object-count="0" meta:page-count="1" meta:paragraph-count="2" meta:word-count="84" meta:character-count="563" meta:non-whitespace-character-count="481"/>
    <meta:generator>LibreOffice/4.1.4.2$Windows_x86 LibreOffice_project/0a0440ccc0227ad9829de5f46be37cfb6edcf72</meta:generator>
  </office:meta>
</office:document-meta>
</file>